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" svg:font-family="Ubuntu, sans-serif"/>
    <style:font-face style:name="Monospace" svg:font-family="Monospace" style:font-pitch="fixed"/>
    <style:font-face style:name="Lohit Hindi" svg:font-family="'Lohit Hindi'" style:font-pitch="variable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Bitstream Charter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fo:color="#0000ff" style:text-outline="false" style:text-line-through-style="none" style:font-name="Liberation Sans1" fo:font-size="60pt" fo:font-style="normal" fo:text-shadow="none" style:text-underline-style="none" fo:font-weight="normal" style:letter-kerning="true" style:font-name-asian="WenQuanYi Zen Hei" style:font-size-asian="60pt" style:font-style-asian="normal" style:font-weight-asian="normal" style:font-name-complex="Lohit Hindi1" style:font-size-complex="6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color="#0000ff" style:text-outline="false" style:text-line-through-style="none" style:font-name="Liberation Sans1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1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color="#00ff00" style:text-outline="false" style:text-line-through-style="none" style:font-name="Liberation Sans1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1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color="#0000ff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Liberation Sans1" style:font-style-asian="normal" style:font-weight-asian="normal" style:font-name-complex="Liberation Sans1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name-complex="Monospace" style:font-size-complex="10pt"/>
    </style:style>
    <style:style style:name="T4" style:family="text">
      <style:text-properties fo:font-variant="normal" fo:text-transform="none" fo:color="#000000" style:font-name="Monospace" fo:font-size="10pt" fo:letter-spacing="normal" fo:font-style="normal" style:font-name-asian="Monospace" style:font-size-asian="10pt" style:font-name-complex="Monospace" style:font-size-complex="10pt"/>
    </style:style>
    <style:style style:name="T5" style:family="text"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weight-asian="normal" style:font-name-complex="Monospace" style:font-size-complex="10pt" style:font-weight-complex="normal"/>
    </style:style>
    <style:style style:name="T6" style:family="text">
      <style:text-properties fo:font-variant="normal" fo:text-transform="none" fo:color="#000000" style:text-outline="false" style:text-line-through-style="none" fo:letter-spacing="normal" fo:font-style="normal" fo:text-shadow="none" style:text-underline-style="none" fo:font-weight="bold" style:letter-kerning="true" style:font-name-asian="Monospace" style:font-style-asian="normal" style:font-weight-asian="normal" style:font-name-complex="Monospace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fo:letter-spacing="normal" fo:font-style="normal" fo:text-shadow="none" style:text-underline-style="none" fo:font-weight="normal" style:letter-kerning="true" style:font-name-asian="Monospace" style:font-style-asian="normal" style:font-weight-asian="normal" style:font-name-complex="Monospace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ff" style:text-outline="false" style:text-line-through-style="none" style:font-name="Liberation Sans1" fo:font-size="60pt" fo:font-style="normal" fo:text-shadow="none" style:text-underline-style="none" fo:font-weight="normal" style:letter-kerning="true" style:font-name-asian="WenQuanYi Zen Hei" style:font-size-asian="60pt" style:font-style-asian="normal" style:font-weight-asian="normal" style:font-name-complex="Lohit Hindi1" style:font-size-complex="6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text-outline="false" style:text-line-through-style="none" style:font-name="Liberation Sans1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0.0201in" svg:stroke-color="#00ff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6e6e6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0c0c0" draw:marker-start="Arrowheads_20_2" draw:fill="solid" draw:fill-color="#e6e6e6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2" draw:fill-color="#e6e6e6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ff" draw:marker-start="Arrowheads_20_1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dash" draw:stroke-dash="Ultrafine_20_Dashed" svg:stroke-width="0in" svg:stroke-color="#0000ff" draw:marker-start="" draw:marker-start-width="0.0783in" draw:marker-start-center="false" draw:marker-end="" draw:marker-end-width="0.0783in" draw:marker-end-center="false" draw:fill="solid" draw:fill-color="#00dc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dash" draw:stroke-dash="Ultrafine_20_Dashed" svg:stroke-width="0in" svg:stroke-color="#0000ff" draw:marker-start="" draw:marker-start-width="0.0783in" draw:marker-start-center="false" draw:marker-end="" draw:marker-end-width="0.0783in" draw:marker-end-center="false" draw:fill="solid" draw:fill-color="#00dc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dash" draw:stroke-dash="Ultrafine_20_Dashed" svg:stroke-width="0in" svg:stroke-color="#0000ff" draw:marker-start="Arrowheads_20_2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dash" draw:stroke-dash="Ultrafine_20_Dashed" svg:stroke-width="0in" svg:stroke-color="#0000ff" draw:marker-start="Arrowheads_20_2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dash" draw:stroke-dash="Ultra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dash" draw:stroke-dash="Ultra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show-unit="true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dash" draw:stroke-dash="Ultrafine_20_Dashed" svg:stroke-width="0in" svg:stroke-color="#0000ff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dash" draw:stroke-dash="Ultrafine_20_Dashed" svg:stroke-width="0in" svg:stroke-color="#0000ff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in" svg:stroke-color="#0000ff" draw:marker-start="Arrow" draw:marker-start-width="0.0783in" draw:marker-start-center="false" draw:marker-end="Arrow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show-unit="true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dash" draw:stroke-dash="Ultrafine_20_Dashed" svg:stroke-width="0.0402in" svg:stroke-color="#00ae00" draw:marker-start="" draw:marker-start-width="0.1402in" draw:marker-start-center="false" draw:marker-end="" draw:marker-end-width="0.1402in" draw:marker-end-center="false" draw:fill="none" draw:fill-color="#cfe7f5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y old solution does not work:</text:p>
      <text:p text:style-name="Standard">We use the height of the font to calculate the center of the text. All the characters in a font share the same font height. The following figure showing why the “g” is not in the center (green line) of the popup.</text:p>
      <text:p text:style-name="Standard"/>
      <text:p text:style-name="Standard"><draw:custom-shape text:anchor-type="paragraph" draw:z-index="11" draw:style-name="gr8" draw:text-style-name="P4" svg:width="1.2504in" svg:height="1.7004in" svg:x="0.6575in" svg:y="0.4091in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2" draw:style-name="gr9" draw:text-style-name="P6" svg:width="0.8504in" svg:height="1.1004in" svg:x="0.8575in" svg:y="0.7591in"><text:p text:style-name="P5"><text:span text:style-name="T8">g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0" draw:text-style-name="P4" svg:width="1.2504in" svg:height="1.7004in" svg:x="2.8138in" svg:y="0.4091in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11" draw:text-style-name="P6" svg:width="0.8504in" svg:height="1.1004in" svg:x="3.0138in" svg:y="0.7591in"><text:p text:style-name="P5"><text:span text:style-name="T8">h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12" draw:text-style-name="P7" svg:width="0.9823in" svg:height="0.3461in" svg:x="4.5043in" svg:y="0in"><text:p text:style-name="P5"><text:span text:style-name="T9">font top</text:span></text:p><draw:enhanced-geometry svg:viewBox="0 0 21600 21600" draw:mirror-horizontal="false" draw:mirror-vertical="false" draw:type="line-callout-1" draw:modifiers="-22989.1166077739 42983.5671342685 -3831.51943462898 23980.76152304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line text:anchor-type="paragraph" draw:z-index="17" draw:style-name="gr14" draw:text-style-name="P4" svg:x1="0in" svg:y1="0.4087in" svg:x2="7.55in" svg:y2="0.4087in"><text:p/></draw:line><draw:line text:anchor-type="paragraph" draw:z-index="18" draw:style-name="gr15" draw:text-style-name="P4" svg:x1="0in" svg:y1="2.1012in" svg:x2="7.55in" svg:y2="2.1012in"><text:p/></draw:line><draw:measure text:anchor-type="paragraph" draw:z-index="19" draw:style-name="gr16" draw:text-style-name="P9" svg:x1="0.2217in" svg:y1="0.4091in" svg:x2="0.2217in" svg:y2="2.1091in"><text:p text:style-name="P9"><text:span text:style-name="T10">height</text:span></text:p></draw:measure><draw:line text:anchor-type="paragraph" draw:z-index="20" draw:style-name="gr17" draw:text-style-name="P4" svg:x1="0in" svg:y1="0.7626in" svg:x2="7.55in" svg:y2="0.7626in"><text:p/></draw:line><draw:line text:anchor-type="paragraph" draw:z-index="21" draw:style-name="gr18" draw:text-style-name="P4" svg:x1="0in" svg:y1="1.8646in" svg:x2="7.55in" svg:y2="1.8646in"><text:p/></draw:line><draw:measure text:anchor-type="paragraph" draw:z-index="22" draw:style-name="gr19" draw:text-style-name="P10" svg:x1="4.6in" svg:y1="0.7591in" svg:x2="4.6in" svg:y2="1.8591in"><text:p text:style-name="P10"><text:span text:style-name="T11">fontHeight</text:span></text:p></draw:measure><draw:line text:anchor-type="paragraph" draw:z-index="23" draw:style-name="gr20" draw:text-style-name="P4" svg:x1="0in" svg:y1="1.3134in" svg:x2="7.55in" svg:y2="1.3134in"><text:p/></draw:line></text:p>
      <text:p text:style-name="Standard"/>
      <text:p text:style-name="Standard"/>
      <text:p text:style-name="Standard"/>
      <text:p text:style-name="Standard"><draw:custom-shape text:anchor-type="paragraph" draw:z-index="16" draw:style-name="gr13" draw:text-style-name="P8" svg:width="1.2343in" svg:height="0.3606in" svg:x="4.6736in" svg:y="1.3118in"><text:p text:style-name="P5"><text:span text:style-name="T9">font bottom</text:span></text:p><draw:enhanced-geometry svg:viewBox="0 0 21600 21600" draw:mirror-horizontal="false" draw:mirror-vertical="false" draw:type="line-callout-1" draw:modifiers="-18161.9797525309 -20520 -3024.97187851519 23012.307692307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ow <text:s/><text:span text:style-name="T1">drawText() and </text:span><text:span text:style-name="T7">getTextBounds</text:span><text:span text:style-name="T6">()</text:span><text:span text:style-name="T1"> work:</text:span></text:p>
      <text:p text:style-name="P2"><text:span text:style-name="T1"/></text:p>
      <text:p text:style-name="P2"><text:span text:style-name="T1">If y is 100, the “g” and “h” will be drawn by drawText() method as the following figure:</text:span></text:p>
      <text:p text:style-name="Standard"><draw:line text:anchor-type="paragraph" draw:z-index="0" draw:style-name="gr1" draw:text-style-name="P3" svg:x1="-0.0598in" svg:y1="0.778in" svg:x2="3.3138in" svg:y2="0.778in"><text:p/></draw:line><draw:custom-shape text:anchor-type="paragraph" draw:z-index="1" draw:style-name="gr2" draw:text-style-name="P3" svg:width="2.3496in" svg:height="0.2488in" svg:x="3.8091in" svg:y="0.2465in"><text:p text:style-name="P3">Green line is the baseline</text:p><draw:enhanced-geometry svg:viewBox="0 0 21600 21600" draw:mirror-horizontal="false" draw:type="line-callout-1" draw:modifiers="-3951.06382978723 44463.5097493036 -1595.74468085106 33332.5905292479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2"> <text:s/>g <text:s text:c="2"/>h</text:span></text:p>
      <text:p text:style-name="Standard"/>
      <text:p text:style-name="P1"><text:span text:style-name="T4">getTextBounds() method can return the smallest rectangle that encloses all of the character.</text:span></text:p>
      <text:p text:style-name="Standard"><text:span text:style-name="T5">The left, top, right and bottom values of the rectangle are</text:span><text:span text:style-name="T3"> the offsets to the baseline.</text:span></text:p>
      <text:p text:style-name="Standard"><text:span text:style-name="T3"/></text:p>
      <text:p text:style-name="Standard"><draw:custom-shape text:anchor-type="paragraph" draw:z-index="4" draw:style-name="gr4" draw:text-style-name="P3" svg:width="0.924in" svg:height="0.3685in" svg:x="3.3528in" svg:y="0.078in"><text:p text:style-name="P3">bounds.top</text:p><draw:enhanced-geometry svg:viewBox="0 0 21600 21600" draw:mirror-horizontal="false" draw:type="line-callout-1" draw:modifiers="-12690.6085649887 32867.7966101695 -4073.32832456799 22494.915254237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3"/></text:p>
      <text:p text:style-name="Standard"><draw:custom-shape text:anchor-type="paragraph" draw:z-index="6" draw:style-name="gr5" draw:text-style-name="P3" svg:width="0.924in" svg:height="0.3685in" svg:x="1.2228in" svg:y="0.0681in"><text:p text:style-name="P3">bounds.top</text:p><draw:enhanced-geometry svg:viewBox="0 0 21600 21600" draw:mirror-horizontal="false" draw:type="line-callout-1" draw:modifiers="-12690.6085649887 32867.7966101695 -4073.32832456799 22494.915254237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3"/></text:p>
      <text:p text:style-name="Standard"><text:span text:style-name="T3"/></text:p>
      <text:p text:style-name="Standard"><draw:line text:anchor-type="paragraph" draw:z-index="2" draw:style-name="gr1" draw:text-style-name="P3" svg:x1="-0.0598in" svg:y1="0.778in" svg:x2="4.9409in" svg:y2="0.7535in"><text:p/></draw:line><draw:custom-shape text:anchor-type="paragraph" draw:z-index="3" draw:style-name="gr3" draw:text-style-name="P3" svg:width="1.8949in" svg:height="0.2488in" svg:x="5.3626in" svg:y="0.198in"><text:p text:style-name="P3">Green line is the baseline</text:p><draw:enhanced-geometry svg:viewBox="0 0 21600 21600" draw:mirror-horizontal="false" draw:type="line-callout-1" draw:modifiers="-4907.29204836937 44463.5097493036 -1986.66178087211 33332.5905292479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rect text:anchor-type="paragraph" draw:z-index="8" draw:style-name="gr6" draw:text-style-name="P3" svg:width="0.385in" svg:height="0.6012in" svg:x="0.4535in" svg:y="0.3535in"><text:p/></draw:rect><draw:rect text:anchor-type="paragraph" draw:z-index="9" draw:style-name="gr6" draw:text-style-name="P3" svg:width="0.385in" svg:height="0.6012in" svg:x="2.6965in" svg:y="0.1772in"><text:p/></draw:rect><draw:custom-shape text:anchor-type="paragraph" draw:z-index="10" draw:style-name="gr7" svg:width="0.0567in" svg:height="0.4732in" svg:x="0.0528in" svg:y="0.5299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2"> <text:s/>g <text:s text:c="8"/>h</text:span></text:p>
      <text:p text:style-name="Standard"><draw:custom-shape text:anchor-type="paragraph" draw:z-index="5" draw:style-name="gr5" draw:text-style-name="P3" svg:width="1.7815in" svg:height="0.4012in" svg:x="3.5043in" svg:y="0.0764in"><text:p text:style-name="P3">bounds.bottom, is 0</text:p><draw:enhanced-geometry svg:viewBox="0 0 21600 21600" draw:mirror-horizontal="false" draw:type="line-callout-1" draw:modifiers="-7634.91816056118 -11622.1453287197 -2096.02494154326 20740.484429065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><draw:custom-shape text:anchor-type="paragraph" draw:z-index="7" draw:style-name="gr5" draw:text-style-name="P3" svg:width="1.2768in" svg:height="0.4012in" svg:x="1.2689in" svg:y="0.0862in"><text:p text:style-name="P3">bounds.bottom</text:p><draw:enhanced-geometry svg:viewBox="0 0 21600 21600" draw:mirror-horizontal="false" draw:type="line-callout-1" draw:modifiers="-10664.9265905383 -11622.1453287197 -2948.12398042414 20740.484429065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>New solution:</text:p>
      <text:p text:style-name="Standard"/>
      <text:p text:style-name="Standard"/>
      <text:p text:style-name="Standard"><text:soft-page-break/></text:p>
      <text:p text:style-name="Standard">y = height / 2 + (0 – bounds.top) / 2</text:p>
      <text:p text:style-name="Standard"/>
      <text:p text:style-name="Standard">height: the height of the Popup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Ubuntu" svg:font-family="Ubuntu, sans-serif"/>
    <style:font-face style:name="Monospace" svg:font-family="Monospace" style:font-pitch="fixed"/>
    <style:font-face style:name="Lohit Hindi" svg:font-family="'Lohit Hindi'" style:font-pitch="variable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3000 3000" svg:d="m1500 0 1500 2789v211h-114l-1286-2392v2392h-200v-2392l-1286 2392h-114v-211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</meta:initial-creator>
    <meta:creation-date>2012-10-28T22:07:07</meta:creation-date>
    <meta:generator>LibreOffice/3.5$Linux_X86_64 LibreOffice_project/350m1$Build-2</meta:generator>
    <meta:document-statistic meta:table-count="0" meta:image-count="0" meta:object-count="0" meta:page-count="2" meta:paragraph-count="11" meta:word-count="123" meta:character-count="660" meta:non-whitespace-character-count="533"/>
  </office:meta>
</office:document-meta>
</file>